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40000002793D0B3CA25F153EC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unito Sans" svg:font-family="'Nunito Sans'" style:font-family-generic="roman" style:font-pitch="variable"/>
    <style:font-face style:name="Nunito Sans1" svg:font-family="'Nunito Sans'" style:font-family-generic="system" style:font-pitch="variable"/>
    <style:font-face style:name="OpenSymbol" svg:font-family="OpenSymbol" style:font-charset="x-symbol"/>
    <style:font-face style:name="Rubik" svg:font-family="Rubik" style:font-family-generic="roman" style:font-pitch="variable"/>
    <style:font-face style:name="Rubik1" svg:font-family="Rubik" style:font-family-generic="system" style:font-pitch="variable"/>
  </office:font-face-decls>
  <office:automatic-styles>
    <style:style style:name="Таблица2" style:family="table">
      <style:table-properties style:width="29.078cm" fo:margin-left="-0.644cm" fo:margin-top="0cm" fo:margin-bottom="0cm" table:align="left" style:writing-mode="page"/>
    </style:style>
    <style:style style:name="Таблица2.A" style:family="table-column">
      <style:table-column-properties style:column-width="29.078cm"/>
    </style:style>
    <style:style style:name="Таблица2.1" style:family="table-row">
      <style:table-row-properties style:min-row-height="0.924cm" fo:keep-together="auto"/>
    </style:style>
    <style:style style:name="Таблица2.A1" style:family="table-cell">
      <style:table-cell-properties style:vertical-align="" fo:background-color="transparent" fo:padding="0.176cm" fo:border="1pt solid #666666">
        <style:background-image/>
      </style:table-cell-properties>
    </style:style>
    <style:style style:name="Таблица2.2" style:family="table-row">
      <style:table-row-properties style:min-row-height="0.776cm" fo:keep-together="auto"/>
    </style:style>
    <style:style style:name="Таблица2.3" style:family="table-row">
      <style:table-row-properties style:min-row-height="7.091cm" fo:keep-together="auto"/>
    </style:style>
    <style:style style:name="Таблица1" style:family="table">
      <style:table-properties style:width="11.456cm" fo:margin-left="1.947cm" fo:margin-top="0cm" fo:margin-bottom="0cm" fo:break-before="auto" fo:break-after="auto" table:align="left" style:writing-mode="page"/>
    </style:style>
    <style:style style:name="Таблица1.A" style:family="table-column">
      <style:table-column-properties style:column-width="1.718cm"/>
    </style:style>
    <style:style style:name="Таблица1.B" style:family="table-column">
      <style:table-column-properties style:column-width="1.984cm"/>
    </style:style>
    <style:style style:name="Таблица1.C" style:family="table-column">
      <style:table-column-properties style:column-width="3.283cm"/>
    </style:style>
    <style:style style:name="Таблица1.D" style:family="table-column">
      <style:table-column-properties style:column-width="4.47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1" style:family="table">
      <style:table-properties style:width="11.456cm" fo:margin-left="1.947cm" fo:margin-top="0cm" fo:margin-bottom="0cm" fo:break-before="auto" fo:break-after="auto" table:align="left" style:writing-mode="page"/>
    </style:style>
    <style:style style:name="Таблица1.A" style:family="table-column">
      <style:table-column-properties style:column-width="1.718cm"/>
    </style:style>
    <style:style style:name="Таблица1.B" style:family="table-column">
      <style:table-column-properties style:column-width="1.984cm"/>
    </style:style>
    <style:style style:name="Таблица1.C" style:family="table-column">
      <style:table-column-properties style:column-width="3.283cm"/>
    </style:style>
    <style:style style:name="Таблица1.D" style:family="table-column">
      <style:table-column-properties style:column-width="4.47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style:paragraph-properties fo:line-height="115%" fo:text-align="end" style:justify-single-word="false"/>
    </style:style>
    <style:style style:name="P2" style:family="paragraph" style:parent-style-name="Heading_20_4">
      <style:paragraph-properties fo:line-height="150%"/>
      <style:text-properties fo:color="#000000" loext:opacity="100%" fo:font-weight="bold" officeooo:rsid="000a3ec0" officeooo:paragraph-rsid="000a3ec0" style:font-weight-asian="bold" style:font-weight-complex="bold"/>
    </style:style>
    <style:style style:name="P3" style:family="paragraph" style:parent-style-name="Text_20_body">
      <style:paragraph-properties fo:line-height="150%"/>
      <style:text-properties fo:color="#000000" loext:opacity="100%" fo:font-weight="normal" officeooo:rsid="000a3ec0" officeooo:paragraph-rsid="000a3ec0" style:font-weight-asian="normal" style:font-weight-complex="normal"/>
    </style:style>
    <style:style style:name="P4" style:family="paragraph" style:parent-style-name="normal">
      <style:paragraph-properties fo:line-height="100%" fo:orphans="0" fo:widows="0"/>
      <style:text-properties fo:color="#000000" loext:opacity="100%" style:font-name="Nunito Sans" fo:font-size="12pt" officeooo:rsid="000a3ec0" officeooo:paragraph-rsid="000a3ec0" style:font-name-asian="Nunito Sans1" style:font-size-asian="12pt" style:font-name-complex="Nunito Sans1" style:font-size-complex="12pt"/>
    </style:style>
    <style:style style:name="P5" style:family="paragraph" style:parent-style-name="Heading_20_4">
      <style:paragraph-properties fo:line-height="150%"/>
      <style:text-properties fo:color="#000000" loext:opacity="100%" fo:language="uk" fo:country="UA" fo:font-weight="bold" officeooo:rsid="000a3ec0" officeooo:paragraph-rsid="000a3ec0" style:font-weight-asian="bold" style:font-weight-complex="bold"/>
    </style:style>
    <style:style style:name="P6" style:family="paragraph" style:parent-style-name="Heading_20_4" style:list-style-name="L2">
      <style:paragraph-properties fo:line-height="150%"/>
      <style:text-properties fo:color="#000000" loext:opacity="100%" fo:language="uk" fo:country="UA" officeooo:rsid="000a3ec0" officeooo:paragraph-rsid="000a3ec0"/>
    </style:style>
    <style:style style:name="P7" style:family="paragraph" style:parent-style-name="Heading_20_4" style:list-style-name="L2">
      <style:paragraph-properties fo:line-height="150%"/>
      <style:text-properties officeooo:paragraph-rsid="000a3ec0"/>
    </style:style>
    <style:style style:name="P8" style:family="paragraph" style:parent-style-name="Text_20_body">
      <style:paragraph-properties fo:line-height="150%"/>
      <style:text-properties fo:color="#000000" loext:opacity="100%" officeooo:rsid="000a3ec0" officeooo:paragraph-rsid="000a3ec0"/>
    </style:style>
    <style:style style:name="P9" style:family="paragraph" style:parent-style-name="Text_20_body">
      <style:paragraph-properties fo:line-height="150%"/>
      <style:text-properties fo:color="#000000" loext:opacity="100%" fo:language="uk" fo:country="UA" fo:font-weight="bold" officeooo:rsid="000a3ec0" officeooo:paragraph-rsid="000a3ec0" style:font-weight-asian="bold" style:font-weight-complex="bold"/>
    </style:style>
    <style:style style:name="P10" style:family="paragraph" style:parent-style-name="Text_20_body" style:list-style-name="L3">
      <style:paragraph-properties fo:line-height="150%"/>
      <style:text-properties officeooo:paragraph-rsid="000a3ec0"/>
    </style:style>
    <style:style style:name="P11" style:family="paragraph" style:parent-style-name="Text_20_body" style:list-style-name="L3">
      <style:paragraph-properties fo:line-height="150%"/>
      <style:text-properties officeooo:rsid="000a3ec0" officeooo:paragraph-rsid="000a3ec0"/>
    </style:style>
    <style:style style:name="P12" style:family="paragraph" style:parent-style-name="Text_20_body" style:list-style-name="L4">
      <style:paragraph-properties fo:line-height="150%"/>
      <style:text-properties officeooo:rsid="000a3ec0" officeooo:paragraph-rsid="000a3ec0"/>
    </style:style>
    <style:style style:name="P13" style:family="paragraph" style:parent-style-name="Text_20_body" style:list-style-name="L3">
      <style:paragraph-properties fo:line-height="150%"/>
      <style:text-properties fo:language="uk" fo:country="UA" officeooo:rsid="000a3ec0" officeooo:paragraph-rsid="000a3ec0"/>
    </style:style>
    <style:style style:name="P14" style:family="paragraph" style:parent-style-name="Text_20_body">
      <style:paragraph-properties fo:line-height="150%"/>
      <style:text-properties fo:language="uk" fo:country="UA" fo:font-weight="bold" officeooo:rsid="000a3ec0" officeooo:paragraph-rsid="000a3ec0" style:font-weight-asian="bold" style:font-weight-complex="bold"/>
    </style:style>
    <style:style style:name="P15" style:family="paragraph" style:parent-style-name="Text_20_body" style:list-style-name="L4">
      <style:paragraph-properties fo:line-height="150%"/>
      <style:text-properties fo:language="uk" fo:country="UA" fo:font-weight="normal" officeooo:rsid="000a3ec0" officeooo:paragraph-rsid="000a3ec0" style:font-weight-asian="normal" style:font-weight-complex="normal"/>
    </style:style>
    <style:style style:name="P16" style:family="paragraph" style:parent-style-name="Text_20_body" style:list-style-name="L3">
      <style:paragraph-properties fo:line-height="150%"/>
      <style:text-properties fo:language="uk" fo:country="UA" fo:font-weight="normal" officeooo:paragraph-rsid="000a3ec0" style:font-weight-asian="normal" style:font-weight-complex="normal"/>
    </style:style>
    <style:style style:name="P17" style:family="paragraph" style:parent-style-name="normal" style:master-page-name="Standard">
      <style:paragraph-properties fo:line-height="115%" style:page-number="1"/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P18" style:family="paragraph" style:parent-style-name="normal">
      <style:paragraph-properties fo:line-height="100%" fo:orphans="0" fo:widows="0"/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P19" style:family="paragraph" style:parent-style-name="normal">
      <loext:graphic-properties draw:fill="none" draw:fill-color="#ffffff"/>
      <style:paragraph-properties fo:margin-right="0cm" fo:margin-top="0cm" fo:margin-bottom="0cm" style:contextual-spacing="false" fo:line-height="100%" fo:text-align="start" style:justify-single-word="false" fo:keep-together="auto" fo:orphans="0" fo:widows="0" fo:background-color="transparent" fo:padding="0cm" fo:border="none" style:shadow="none" fo:keep-with-next="auto" style:join-border="false"/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P22" style:family="paragraph" style:parent-style-name="normal">
      <style:paragraph-properties fo:line-height="100%" fo:orphans="0" fo:widows="0"/>
    </style:style>
    <style:style style:name="P23" style:family="paragraph" style:parent-style-name="normal" style:list-style-name="WWNum2">
      <style:paragraph-properties fo:margin-left="1.27cm" fo:line-height="100%" fo:orphans="0" fo:widows="0" fo:text-indent="-0.635cm" style:auto-text-indent="false"/>
    </style:style>
    <style:style style:name="P24" style:family="paragraph" style:parent-style-name="normal" style:list-style-name="WWNum6">
      <style:paragraph-properties fo:margin-left="1.27cm" fo:line-height="100%" fo:orphans="0" fo:widows="0" fo:text-indent="-0.635cm" style:auto-text-indent="false"/>
    </style:style>
    <style:style style:name="P25" style:family="paragraph" style:parent-style-name="normal" style:list-style-name="WWNum3">
      <style:paragraph-properties fo:margin-left="1.27cm" fo:line-height="100%" fo:orphans="0" fo:widows="0" fo:text-indent="-0.635cm" style:auto-text-indent="false"/>
    </style:style>
    <style:style style:name="P26" style:family="paragraph" style:parent-style-name="normal" style:list-style-name="WWNum5">
      <style:paragraph-properties fo:margin-left="1.27cm" fo:line-height="100%" fo:orphans="0" fo:widows="0" fo:text-indent="-0.635cm" style:auto-text-indent="false"/>
    </style:style>
    <style:style style:name="P27" style:family="paragraph" style:parent-style-name="normal" style:list-style-name="WWNum2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background-color="transparent" fo:padding="0cm" fo:border="none" style:shadow="none" fo:keep-with-next="auto" style:join-border="false"/>
    </style:style>
    <style:style style:name="P2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29" style:family="paragraph" style:parent-style-name="normal" style:list-style-name="WWNum4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background-color="transparent" fo:padding="0cm" fo:border="none" style:shadow="none" fo:keep-with-next="auto" style:join-border="false"/>
    </style:style>
    <style:style style:name="P30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background-color="transparent" fo:padding="0cm" fo:border="none" style:shadow="none" fo:keep-with-next="auto" style:join-border="false"/>
    </style:style>
    <style:style style:name="P3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32" style:family="paragraph" style:parent-style-name="normal" style:list-style-name="WWNum6">
      <style:paragraph-properties fo:margin-left="1.27cm" fo:line-height="100%" fo:orphans="0" fo:widows="0" fo:text-indent="-0.635cm" style:auto-text-indent="false"/>
      <style:text-properties fo:color="#c9211e" loext:opacity="100%" style:font-name="Nunito Sans" fo:font-size="12pt" style:font-name-asian="Nunito Sans1" style:font-size-asian="12pt" style:font-name-complex="Nunito Sans1" style:font-size-complex="12pt"/>
    </style:style>
    <style:style style:name="P33" style:family="paragraph" style:parent-style-name="normal" style:list-style-name="WWNum3">
      <style:paragraph-properties fo:margin-left="1.27cm" fo:line-height="100%" fo:orphans="0" fo:widows="0" fo:text-indent="-0.635cm" style:auto-text-indent="false"/>
      <style:text-properties fo:color="#c9211e" loext:opacity="100%" style:font-name="Nunito Sans" fo:font-size="12pt" style:font-name-asian="Nunito Sans1" style:font-size-asian="12pt" style:font-name-complex="Nunito Sans1" style:font-size-complex="12pt"/>
    </style:style>
    <style:style style:name="P34" style:family="paragraph" style:parent-style-name="normal" style:list-style-name="WWNum5">
      <style:paragraph-properties fo:margin-left="1.27cm" fo:line-height="100%" fo:orphans="0" fo:widows="0" fo:text-indent="-0.635cm" style:auto-text-indent="false"/>
      <style:text-properties fo:color="#c9211e" loext:opacity="100%" style:font-name="Nunito Sans" fo:font-size="12pt" style:font-name-asian="Nunito Sans1" style:font-size-asian="12pt" style:font-name-complex="Nunito Sans1" style:font-size-complex="12pt"/>
    </style:style>
    <style:style style:name="P35" style:family="paragraph" style:parent-style-name="normal" style:list-style-name="L1">
      <style:paragraph-properties fo:line-height="150%"/>
      <style:text-properties officeooo:paragraph-rsid="000a3ec0"/>
    </style:style>
    <style:style style:name="P36" style:family="paragraph" style:parent-style-name="normal" style:list-style-name="L2">
      <style:paragraph-properties fo:line-height="150%"/>
      <style:text-properties officeooo:paragraph-rsid="000a3ec0"/>
    </style:style>
    <style:style style:name="P37" style:family="paragraph" style:parent-style-name="normal" style:list-style-name="L1">
      <style:paragraph-properties fo:line-height="150%"/>
      <style:text-properties style:font-name="Nunito Sans" fo:font-size="12pt" officeooo:rsid="000a3ec0" officeooo:paragraph-rsid="000a3ec0" style:font-name-asian="Nunito Sans1" style:font-size-asian="12pt" style:font-name-complex="Nunito Sans1" style:font-size-complex="12pt"/>
    </style:style>
    <style:style style:name="P38" style:family="paragraph" style:parent-style-name="normal">
      <style:paragraph-properties fo:line-height="150%"/>
      <style:text-properties style:font-name="Nunito Sans" fo:font-size="12pt" officeooo:rsid="000a3ec0" officeooo:paragraph-rsid="000a3ec0" style:font-name-asian="Nunito Sans1" style:font-size-asian="12pt" style:font-name-complex="Nunito Sans1" style:font-size-complex="12pt"/>
    </style:style>
    <style:style style:name="P39" style:family="paragraph" style:parent-style-name="normal">
      <style:paragraph-properties fo:line-height="150%"/>
      <style:text-properties fo:color="#000000" loext:opacity="100%" officeooo:rsid="000a3ec0" officeooo:paragraph-rsid="000a3ec0"/>
    </style:style>
    <style:style style:name="P40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background-color="transparent" fo:padding="0cm" fo:border="none" style:shadow="none" fo:keep-with-next="auto" style:join-border="false"/>
      <style:text-properties fo:color="#000000" loext:opacity="100%" style:font-name="Nunito Sans" fo:font-size="12pt" fo:background-color="transparent" style:font-name-asian="Nunito Sans1" style:font-size-asian="12pt" style:font-name-complex="Nunito Sans1" style:font-size-complex="12pt"/>
    </style:style>
    <style:style style:name="P41" style:family="paragraph" style:parent-style-name="normal">
      <style:paragraph-properties fo:line-height="100%" fo:orphans="0" fo:widows="0"/>
      <style:text-properties fo:color="#000000" loext:opacity="100%" style:font-name="Nunito Sans" fo:font-size="12pt" fo:background-color="transparent" style:font-name-asian="Nunito Sans1" style:font-size-asian="12pt" style:font-name-complex="Nunito Sans1" style:font-size-complex="12pt"/>
    </style:style>
    <style:style style:name="P42" style:family="paragraph" style:parent-style-name="normal">
      <style:paragraph-properties fo:line-height="150%"/>
      <style:text-properties officeooo:rsid="000a3ec0" officeooo:paragraph-rsid="000a3ec0"/>
    </style:style>
    <style:style style:name="T1" style:family="text"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T2" style:family="text">
      <style:text-properties fo:color="#3f3f3f" loext:opacity="100%" style:font-name="Nunito Sans" fo:font-size="12pt" style:text-underline-style="solid" style:text-underline-width="auto" style:text-underline-color="font-color" style:font-name-asian="Nunito Sans1" style:font-size-asian="12pt" style:font-name-complex="Nunito Sans1" style:font-size-complex="12pt"/>
    </style:style>
    <style:style style:name="T3" style:family="text">
      <style:text-properties fo:color="#3f3f3f" loext:opacity="100%" style:font-name="Nunito Sans" fo:font-size="12pt" fo:font-weight="bold" style:font-name-asian="Nunito Sans1" style:font-size-asian="12pt" style:font-weight-asian="bold" style:font-name-complex="Nunito Sans1" style:font-size-complex="12pt"/>
    </style:style>
    <style:style style:name="T4" style:family="text">
      <style:text-properties fo:color="#3f3f3f" loext:opacity="100%" style:font-name="Rubik" fo:font-size="12pt" style:font-name-asian="Rubik1" style:font-size-asian="12pt" style:font-name-complex="Rubik1" style:font-size-complex="12pt"/>
    </style:style>
    <style:style style:name="T5" style:family="text">
      <style:text-properties style:font-name="Nunito Sans" fo:font-size="12pt" style:font-name-asian="Nunito Sans1" style:font-size-asian="12pt" style:font-name-complex="Nunito Sans1" style:font-size-complex="12pt"/>
    </style:style>
    <style:style style:name="T6" style:family="text">
      <style:text-properties style:font-name="Nunito Sans" fo:font-size="12pt" officeooo:rsid="000a3ec0" style:font-name-asian="Nunito Sans1" style:font-size-asian="12pt" style:font-name-complex="Nunito Sans1" style:font-size-complex="12pt"/>
    </style:style>
    <style:style style:name="T7" style:family="text">
      <style:text-properties style:font-name="Nunito Sans" fo:font-size="12pt" fo:language="en" fo:country="US" officeooo:rsid="000a3ec0" style:font-name-asian="Nunito Sans1" style:font-size-asian="12pt" style:font-name-complex="Nunito Sans1" style:font-size-complex="12pt"/>
    </style:style>
    <style:style style:name="T8" style:family="text">
      <style:text-properties style:font-name="Nunito Sans" fo:font-size="12pt" fo:language="uk" fo:country="UA" officeooo:rsid="000a3ec0" style:font-name-asian="Nunito Sans1" style:font-size-asian="12pt" style:font-name-complex="Nunito Sans1" style:font-size-complex="12pt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fo:language="en" fo:country="US" officeooo:rsid="000bd9b5"/>
    </style:style>
    <style:style style:name="T12" style:family="text">
      <style:text-properties fo:language="uk" fo:country="UA"/>
    </style:style>
    <style:style style:name="T13" style:family="text">
      <style:text-properties fo:language="uk" fo:country="UA" officeooo:rsid="000a3ec0"/>
    </style:style>
    <style:style style:name="T14" style:family="text">
      <style:text-properties fo:language="uk" fo:country="UA" fo:font-weight="normal" style:font-weight-asian="normal" style:font-weight-complex="normal"/>
    </style:style>
    <style:style style:name="T15" style:family="text">
      <style:text-properties fo:language="uk" fo:country="UA" officeooo:rsid="000bd9b5"/>
    </style:style>
    <style:style style:name="T16" style:family="text">
      <style:text-properties fo:color="#000000" loext:opacity="100%" fo:language="uk" fo:country="UA"/>
    </style:style>
    <style:style style:name="T17" style:family="text">
      <style:text-properties fo:color="#000000" loext:opacity="100%" fo:language="uk" fo:country="UA" officeooo:rsid="000a3ec0"/>
    </style:style>
    <style:style style:name="T18" style:family="text">
      <style:text-properties fo:color="#000000" loext:opacity="100%" fo:language="uk" fo:country="UA" fo:font-weight="normal" officeooo:rsid="000a3ec0" style:font-weight-asian="normal" style:font-weight-complex="normal"/>
    </style:style>
    <style:style style:name="T19" style:family="text">
      <style:text-properties fo:color="#000000" loext:opacity="100%" fo:language="en" fo:country="US" officeooo:rsid="000a3ec0"/>
    </style:style>
    <style:style style:name="T20" style:family="text">
      <style:text-properties fo:color="#ff0000" loext:opacity="100%" style:font-name="Nunito Sans" fo:font-size="12pt" style:font-name-asian="Nunito Sans1" style:font-size-asian="12pt" style:font-name-complex="Nunito Sans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 loext:marker-style-name="T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2" loext:marker-style-name="T2"><text:span text:style-name="T2">Must have рівень:</text:span><text:span text:style-name="T2"/></text:p>
            <text:p text:style-name="P18" loext:marker-style-name="T1"/>
            <text:p text:style-name="P22" loext:marker-style-name="T1"><text:span text:style-name="T1">1. Система контролю за швидкістю руху має наступні характеристики:</text:span><text:span text:style-name="T1"/></text:p>
            <text:list xml:id="list260482433" text:style-name="WWNum2">
              <text:list-item>
                <text:p text:style-name="P23" loext:marker-style-name="T1"><text:span text:style-name="T1">при швидкості 50 і менше км/год – система не реагує</text:span><text:span text:style-name="T1"/></text:p>
              </text:list-item>
              <text:list-item>
                <text:p text:style-name="P23" loext:marker-style-name="T1"><text:span text:style-name="T1">при швидкості більше ніж 50, але менше ніж 55 км/год – система видає попередження</text:span><text:span text:style-name="T1"/></text:p>
              </text:list-item>
              <text:list-item>
                <text:p text:style-name="P23" loext:marker-style-name="T1"><text:span text:style-name="T1">при швидкості більше ніж 55, але менше ніж 60 км/год – система випише штраф</text:span><text:span text:style-name="T1"/></text:p>
              </text:list-item>
              <text:list-item>
                <text:p text:style-name="P23" loext:marker-style-name="T1"><text:span text:style-name="T1">при швидкості більше, ніж 60 км/год – водій отримає штраф та штрафний бал у водійське посвідчення</text:span><text:span text:style-name="T1"/></text:p>
              </text:list-item>
            </text:list>
            <text:p text:style-name="P18" loext:marker-style-name="T1"/>
            <text:p text:style-name="P22" loext:marker-style-name="T1"><text:span text:style-name="T1">Швидкість в системі вимірюється цілими значеннями. Який з наборів тестових даних можна використати для перевірки всіх граничних значень еквівалентних класів? </text:span><text:span text:style-name="T1"/></text:p>
            <text:list text:style-name="WWNum6">
              <text:list-item>
                <text:p text:style-name="P24" loext:marker-style-name="T1"><text:span text:style-name="T1">0, 49, 50, 54, 59, 60</text:span><text:span text:style-name="T1"/></text:p>
              </text:list-item>
              <text:list-item>
                <text:p text:style-name="P24" loext:marker-style-name="T1"><text:span text:style-name="T1">50, 55, 60</text:span><text:span text:style-name="T1"/></text:p>
              </text:list-item>
              <text:list-item>
                <text:p text:style-name="P24" loext:marker-style-name="T1"><text:span text:style-name="T1">49, 50, 54, 55, 60, 62</text:span><text:span text:style-name="T1"/></text:p>
              </text:list-item>
              <text:list-item>
                <text:p text:style-name="P32">50, 51, 55, 56, 60, 61</text:p>
              </text:list-item>
            </text:list>
            <text:p text:style-name="P18" loext:marker-style-name="T1"/>
            <text:p text:style-name="P22" loext:marker-style-name="T1"><text:span text:style-name="T1">2. Фітнес застосунок рахує кількість кроків і надсилає користувачам повідомлення, щоб заохотити їх рухатися. В залежності від кількості кроків фідбек буде таким: </text:span><text:span text:style-name="T1"/></text:p>
            <text:list text:continue-list="list260482433" text:style-name="WWNum2">
              <text:list-item>
                <text:p text:style-name="P27" loext:marker-style-name="T1"><text:span text:style-name="T1">до 1000 кроків включно – “Житель дивана”</text:span><text:span text:style-name="T1"/></text:p>
              </text:list-item>
              <text:list-item>
                <text:p text:style-name="P27" loext:marker-style-name="T1"><text:span text:style-name="T1">від 1000 до 2000 кроків включно – “Лежибока”</text:span><text:span text:style-name="T1"/></text:p>
              </text:list-item>
              <text:list-item>
                <text:p text:style-name="P27" loext:marker-style-name="T1"><text:span text:style-name="T1">від 2000 до 4000 кроків включно – “Рухай тілом!”</text:span><text:span text:style-name="T1"/></text:p>
              </text:list-item>
              <text:list-item>
                <text:p text:style-name="P27" loext:marker-style-name="T1"><text:span text:style-name="T1">від 4000 до 6000 кроків включно – “Непогано!”</text:span><text:span text:style-name="T1"/></text:p>
              </text:list-item>
              <text:list-item>
                <text:p text:style-name="P27" loext:marker-style-name="T4"><text:span text:style-name="T1">більше 6000 – “Молодець, так тримати!”</text:span><text:span text:style-name="T4"/></text:p>
              </text:list-item>
            </text:list>
            <text:p text:style-name="P19" loext:marker-style-name="T1"/>
            <text:p text:style-name="P22" loext:marker-style-name="T1"><text:span text:style-name="T1">Який набір тестових даних надасть найкраще покриття класів еквівалентності?</text:span><text:span text:style-name="T1"/></text:p>
            <text:list text:style-name="WWNum3">
              <text:list-item>
                <text:p text:style-name="P25" loext:marker-style-name="T1"><text:span text:style-name="T1">0, 1000, 2000, 3000, 4000</text:span><text:span text:style-name="T1"/></text:p>
              </text:list-item>
              <text:list-item>
                <text:p text:style-name="P25" loext:marker-style-name="T1"><text:span text:style-name="T1">1000, 2001, 4000, 4001, 6000</text:span><text:span text:style-name="T1"/></text:p>
              </text:list-item>
              <text:list-item>
                <text:p text:style-name="P25" loext:marker-style-name="T1"><text:span text:style-name="T1">123, 2345, 3456, 4567, 5678</text:span><text:span text:style-name="T1"/></text:p>
              </text:list-item>
              <text:list-item>
                <text:p text:style-name="P33">666, 999, 2222, 5555, 6666</text:p>
              </text:list-item>
            </text:list>
            <text:p text:style-name="P18" loext:marker-style-name="T1"/>
          </table:table-cell>
        </table:table-row>
        <table:table-row table:style-name="Таблица2.2">
          <table:table-cell table:style-name="Таблица2.A1" office:value-type="string">
            <text:p text:style-name="P22" loext:marker-style-name="T2"><text:span text:style-name="T2">Середній рівень:</text:span><text:span text:style-name="T2"/></text:p>
            <text:p text:style-name="P18" loext:marker-style-name="T1"/>
            <text:p text:style-name="P22" loext:marker-style-name="T1"><text:span text:style-name="T1">1. Виконай завдання попереднього рівня.</text:span><text:span text:style-name="T1"/></text:p>
            <text:p text:style-name="P22" loext:marker-style-name="T1"><text:span text:style-name="T1">2. Пристрій, що вимірює час та інтенсивність сонячного світла, яке отримала рослина, рахує комбінацію параметрів – час на сонці (менше ніж 3 години, від 3 до 6 годин та понад 6 годин) та інтенсивність світла (дуже низька, низька, середня, висока). </text:span><text:span text:style-name="T1"/></text:p>
            <text:p text:style-name="P18" loext:marker-style-name="T1"/>
            <text:p text:style-name="P18" loext:marker-style-name="T1"/>
            <text:p text:style-name="P18" loext:marker-style-name="T1"/>
            <text:p text:style-name="P18" loext:marker-style-name="T1"/>
            <text:p text:style-name="P22" loext:marker-style-name="T1"><text:span text:style-name="T1">Є наступний набір тестів: </text:span><text:span text:style-name="T1"/></text:p>
            <text:p text:style-name="P18" loext:marker-style-name="T1"/>
            <table:table table:name="Таблица1" table:style-name="Таблица1">
              <table:table-column table:style-name="Таблица1.A"/>
              <table:table-column table:style-name="Таблица1.B"/>
              <table:table-column table:style-name="Таблица1.C"/>
              <table:table-column table:style-name="Таблица1.D"/>
              <table:table-row table:style-name="Таблица1.1">
                <table:table-cell table:style-name="Таблица1.A1" office:value-type="string">
                  <text:p text:style-name="P21" loext:marker-style-name="T1"/>
                </table:table-cell>
                <table:table-cell table:style-name="Таблица1.A1" office:value-type="string">
                  <text:p text:style-name="P31" loext:marker-style-name="T1"><text:span text:style-name="T1">Години</text:span><text:span text:style-name="T1"/></text:p>
                </table:table-cell>
                <table:table-cell table:style-name="Таблица1.A1" office:value-type="string">
                  <text:p text:style-name="P31" loext:marker-style-name="T1"><text:span text:style-name="T1">Інтенсивність</text:span><text:span text:style-name="T1"/></text:p>
                </table:table-cell>
                <table:table-cell table:style-name="Таблица1.A1" office:value-type="string">
                  <text:p text:style-name="P31" loext:marker-style-name="T1"><text:span text:style-name="T1">Індекс опромінення</text:span><text:span text:style-name="T1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31" loext:marker-style-name="T1"><text:span text:style-name="T1">Тест 1</text:span><text:span text:style-name="T1"/></text:p>
                </table:table-cell>
                <table:table-cell table:style-name="Таблица1.A1" office:value-type="string">
                  <text:p text:style-name="P31" loext:marker-style-name="T1"><text:span text:style-name="T1">1,5</text:span><text:span text:style-name="T1"/></text:p>
                </table:table-cell>
                <table:table-cell table:style-name="Таблица1.A1" office:value-type="string">
                  <text:p text:style-name="P31" loext:marker-style-name="T1"><text:span text:style-name="T1">дуже низька</text:span><text:span text:style-name="T1"/></text:p>
                </table:table-cell>
                <table:table-cell table:style-name="Таблица1.A1" office:value-type="string">
                  <text:p text:style-name="P31" loext:marker-style-name="T1"><text:span text:style-name="T1">10</text:span><text:span text:style-name="T1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31" loext:marker-style-name="T1"><text:span text:style-name="T1">Тест 2</text:span><text:span text:style-name="T1"/></text:p>
                </table:table-cell>
                <table:table-cell table:style-name="Таблица1.A1" office:value-type="string">
                  <text:p text:style-name="P31" loext:marker-style-name="T1"><text:span text:style-name="T1">7</text:span><text:span text:style-name="T1"/></text:p>
                </table:table-cell>
                <table:table-cell table:style-name="Таблица1.A1" office:value-type="string">
                  <text:p text:style-name="P31" loext:marker-style-name="T1"><text:span text:style-name="T1">середня</text:span><text:span text:style-name="T1"/></text:p>
                </table:table-cell>
                <table:table-cell table:style-name="Таблица1.A1" office:value-type="string">
                  <text:p text:style-name="P31" loext:marker-style-name="T1"><text:span text:style-name="T1">60</text:span><text:span text:style-name="T1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31" loext:marker-style-name="T1"><text:span text:style-name="T1">Тест 3</text:span><text:span text:style-name="T1"/></text:p>
                </table:table-cell>
                <table:table-cell table:style-name="Таблица1.A1" office:value-type="string">
                  <text:p text:style-name="P31" loext:marker-style-name="T1"><text:span text:style-name="T1">0,5</text:span><text:span text:style-name="T1"/></text:p>
                </table:table-cell>
                <table:table-cell table:style-name="Таблица1.A1" office:value-type="string">
                  <text:p text:style-name="P31" loext:marker-style-name="T1"><text:span text:style-name="T1">дуже низька</text:span><text:span text:style-name="T1"/></text:p>
                </table:table-cell>
                <table:table-cell table:style-name="Таблица1.A1" office:value-type="string">
                  <text:p text:style-name="P31" loext:marker-style-name="T1"><text:span text:style-name="T1">10</text:span><text:span text:style-name="T1"/></text:p>
                </table:table-cell>
              </table:table-row>
            </table:table>
            <text:p text:style-name="P18" loext:marker-style-name="T1"><text:soft-page-break/></text:p>
            <text:p text:style-name="P22" loext:marker-style-name="T1"><text:span text:style-name="T1">Яка </text:span><text:span text:style-name="T3">мінімальна</text:span><text:span text:style-name="T1"> кількість додаткових тест-кейсів потрібна, щоб упевнитися, що всі валідні класи еквівалентності покриті?</text:span></text:p>
            <text:list text:style-name="WWNum5">
              <text:list-item>
                <text:p text:style-name="P26" loext:marker-style-name="T1"><text:span text:style-name="T1">1</text:span><text:span text:style-name="T1"/></text:p>
              </text:list-item>
              <text:list-item>
                <text:p text:style-name="P34">2</text:p>
              </text:list-item>
              <text:list-item>
                <text:p text:style-name="P26" loext:marker-style-name="T1"><text:span text:style-name="T1">3</text:span><text:span text:style-name="T1"/></text:p>
              </text:list-item>
              <text:list-item>
                <text:p text:style-name="P26" loext:marker-style-name="T1"><text:span text:style-name="T1">4</text:span><text:span text:style-name="T1"/></text:p>
              </text:list-item>
            </text:list>
            <text:p text:style-name="P18" loext:marker-style-name="T1"/>
            <text:p text:style-name="P28" loext:marker-style-name="T1"><text:span text:style-name="T1">2. Застосунок для відтворення відео має вимоги. Застосунок буде працювати на пристроях з такою розподільчою здатністю: </text:span><text:span text:style-name="T1"/></text:p>
            <text:list text:style-name="WWNum4">
              <text:list-item>
                <text:p text:style-name="P29" loext:marker-style-name="T1"><text:span text:style-name="T1">640x480</text:span><text:span text:style-name="T1"/></text:p>
              </text:list-item>
              <text:list-item>
                <text:p text:style-name="P29" loext:marker-style-name="T1"><text:span text:style-name="T1">1280x720</text:span><text:span text:style-name="T1"/></text:p>
              </text:list-item>
              <text:list-item>
                <text:p text:style-name="P29" loext:marker-style-name="T1"><text:span text:style-name="T1">1600x1200</text:span><text:span text:style-name="T1"/></text:p>
              </text:list-item>
              <text:list-item>
                <text:p text:style-name="P29" loext:marker-style-name="T1"><text:span text:style-name="T1">1920x1080</text:span><text:span text:style-name="T1"/></text:p>
              </text:list-item>
            </text:list>
            <text:p text:style-name="P20" loext:marker-style-name="T1"/>
            <text:p text:style-name="P28" loext:marker-style-name="T1"><text:span text:style-name="T1">Який тест-кейс є результатом застосування техніки розподілення на класи еквівалентності? Обгрунтуй свою відповідь.</text:span><text:span text:style-name="T1"/></text:p>
            <text:list text:style-name="WWNum1">
              <text:list-item>
                <text:p text:style-name="P30" loext:marker-style-name="T1"><text:span text:style-name="T1">Перевірити, що застосунок відтворює відео на дисплеї 1920х1080 (1 тест-кейс)</text:span><text:span text:style-name="T1"/></text:p>
              </text:list-item>
              <text:list-item>
                <text:p text:style-name="P30" loext:marker-style-name="T1"><text:span text:style-name="T1">Перевірити, що застосунок відтворює відео на дисплеї 640х480 та 1920х1080 (2 тест-кейси)</text:span><text:span text:style-name="T1"/></text:p>
              </text:list-item>
              <text:list-item>
                <text:p text:style-name="P30" loext:marker-style-name="T1"><text:span text:style-name="T20">Перевірити, що застосунок відтворює відео на дисплеях всіх розмірів, вказаних у вимогах (4 тест</text:span><text:span text:style-name="T1">-кейси)</text:span></text:p>
              </text:list-item>
              <text:list-item>
                <text:p text:style-name="P40">Перевірити, що застосунок відтворює відео на дисплеї будь-якого розміру, що вказані у вимогах (1 тест-кейс)</text:p>
              </text:list-item>
            </text:list>
            <text:p text:style-name="P41"/>
            <text:p text:style-name="P4"><text:line-break/><text:span text:style-name="T15">я вважаю що правильна відповідь С бо ми враховуємо кожен монітор за окремий клас:)</text:span></text:p>
          </table:table-cell>
        </table:table-row>
        <table:table-row table:style-name="Таблица2.3">
          <table:table-cell table:style-name="Таблица2.A1" office:value-type="string">
            <text:p text:style-name="P22" loext:marker-style-name="T2"><text:span text:style-name="T2">Програма максимум:</text:span><text:span text:style-name="T2"/></text:p>
            <text:p text:style-name="P18" loext:marker-style-name="T1"/>
            <text:p text:style-name="P22" loext:marker-style-name="T1"><text:span text:style-name="T1">1. Виконай завдання двох попередніх рівнів.</text:span><text:span text:style-name="T1"/></text:p>
            <text:p text:style-name="P22" loext:marker-style-name="T1"><text:span text:style-name="T1">2. Продовжуємо розвивати стартап для застосунку, який дозволяє обмінюватися фотографіями котиків.</text:span><text:span text:style-name="T1"/></text:p>
            <text:p text:style-name="P22" loext:marker-style-name="T1"><text:span text:style-name="T1">Напиши вимоги для застосунку, які б регламентували мінімальний та максимальний розмір фотографії, що користувачі можуть завантажити в систему. А також такі параметри: мінімальна довжина коментаря під фотографіями, максимальна довжина коментаря під фотографіями (чим більше параметрів ти придумаєш, тим краще).</text:span><text:span text:style-name="T1"/></text:p>
            <text:p text:style-name="P18" loext:marker-style-name="T1"/>
            <text:p text:style-name="P22" loext:marker-style-name="T1"><text:span text:style-name="T1">Напиши тест-кейси, які за допомогою розділення на класи еквівалентності та аналіз граничних значень, дозволять перевірити ці вимоги.</text:span></text:p>
          </table:table-cell>
        </table:table-row>
      </table:table>
      <text:list text:style-name="L1">
        <text:list-item>
          <text:p text:style-name="P35" loext:marker-style-name="T5"><text:span text:style-name="T6">Фото має бути мінімум 512х512 пікселів і не більше 2560х1440 <text:s/>якщо користувач </text:span><text:span text:style-name="T7">VIP </text:span><text:span text:style-name="T8">до 3840x2160</text:span></text:p>
        </text:list-item>
        <text:list-item>
          <text:p text:style-name="P37" loext:marker-style-name="T5"><text:span text:style-name="T12">коментарі мають бути від 1 до 500 символів якщо користувач </text:span><text:span text:style-name="T9">VIP </text:span><text:span text:style-name="T12">до 1500</text:span></text:p>
        </text:list-item>
        <text:list-item>
          <text:p text:style-name="P37" loext:marker-style-name="T5"><text:span text:style-name="T12">кількість символів для хештегу(</text:span><text:span text:style-name="T9">#</text:span><text:span text:style-name="T12">) від 2 до 20(2 тому що ім’я котика не може скаладатися з однієї літери) <text:s/>якщо користувач </text:span><text:span text:style-name="T9">VIP </text:span><text:span text:style-name="T12">до 35</text:span></text:p>
        </text:list-item>
      </text:list>
      <text:p text:style-name="P2"><text:soft-page-break/><text:span text:style-name="T12">ТЕСТ-КЕЙС</text:span></text:p>
      <text:p text:style-name="P5">Розмір фото</text:p>
      <text:list text:style-name="L2">
        <text:list-item>
          <text:p text:style-name="P6">завантаження фото розміром 254х254</text:p>
          <text:p text:style-name="P36" loext:marker-style-name="T5"><text:span text:style-name="T13">очікуваний результат: з’явиться помилка</text:span></text:p>
        </text:list-item>
        <text:list-item>
          <text:p text:style-name="P36" loext:marker-style-name="T5"><text:span text:style-name="T17">завантаження фото розміром 1920х1080<text:line-break/>очікуваний результат: фото завантажиться</text:span></text:p>
        </text:list-item>
        <text:list-item>
          <text:p text:style-name="P7" loext:marker-style-name="T5"><text:span text:style-name="T17">завантаження фото розміром 3440х1440 без </text:span><text:span text:style-name="T19">VIP</text:span></text:p>
        </text:list-item>
      </text:list>
      <text:p text:style-name="P8" loext:marker-style-name="T5"><text:span text:style-name="T9"><text:tab/>очікуваний результат: </text:span><text:span text:style-name="T12">запропонує купити </text:span><text:span text:style-name="T9">VIP</text:span></text:p>
      <text:list text:continue-numbering="true" text:style-name="L2">
        <text:list-item>
          <text:p text:style-name="P7" loext:marker-style-name="T5"><text:span text:style-name="T17">завантаження фото розміром 3440х1440 з </text:span><text:span text:style-name="T19">VIP</text:span></text:p>
        </text:list-item>
      </text:list>
      <text:p text:style-name="P8" loext:marker-style-name="T5"><text:span text:style-name="T9"><text:tab/>очікуваний результат: </text:span><text:span text:style-name="T12">фото завантажиться</text:span></text:p>
      <text:p text:style-name="P9">Розмір коментара</text:p>
      <text:list xml:id="list4164415338" text:style-name="L3">
        <text:list-item>
          <text:p text:style-name="P10"><text:span text:style-name="T18">ввести пробіл або прозорий символ<text:line-break/></text:span><text:span text:style-name="T12">очікуваний результат: </text:span><text:span text:style-name="T13">коментар не відправиться</text:span></text:p>
        </text:list-item>
        <text:list-item>
          <text:p text:style-name="P10"><text:span text:style-name="T13">ввести 100 символів <text:line-break/></text:span><text:span text:style-name="T12">очікуваний результат: </text:span><text:span text:style-name="T13">коментар відправиться</text:span></text:p>
        </text:list-item>
        <text:list-item>
          <text:p text:style-name="P11"><text:span text:style-name="T12">ввести 1400 символів без </text:span><text:span text:style-name="T9">VIP</text:span></text:p>
          <text:p text:style-name="P11"><text:span text:style-name="T9">очікуваний результат: </text:span><text:span text:style-name="T12">запропонує купити </text:span><text:span text:style-name="T9">VIP</text:span></text:p>
        </text:list-item>
        <text:list-item>
          <text:p text:style-name="P13">ввести 1400 символів з <text:span text:style-name="T9">VIP</text:span></text:p>
          <text:p text:style-name="P13"><text:span text:style-name="T9">очікуваний результат: </text:span>коментар відправиться</text:p>
        </text:list-item>
        <text:list-item>
          <text:p text:style-name="P13"><text:span text:style-name="T9">ввести </text:span>1600символів<text:span text:style-name="T9"> з VIP</text:span></text:p>
          <text:p text:style-name="P11"><text:span text:style-name="T9">очікуваний результат: </text:span><text:span text:style-name="T12">з’явиться помилка</text:span></text:p>
        </text:list-item>
      </text:list>
      <text:p text:style-name="P14">Введення хештегу</text:p>
      <text:list text:style-name="L4">
        <text:list-item>
          <text:p text:style-name="P15">ввести 1 символ</text:p>
          <text:p text:style-name="P15">очікуваний результат: з’явиться помилка</text:p>
        </text:list-item>
        <text:list-item>
          <text:p text:style-name="P15">ввести 15 символів</text:p>
          <text:p text:style-name="P15">очікуваний результат: хештег прикріпиться до фото</text:p>
        </text:list-item>
        <text:list-item>
          <text:p text:style-name="P12"><text:span text:style-name="T14">ввести 25 символів без </text:span><text:span text:style-name="T10">VIP</text:span></text:p>
          <text:p text:style-name="P12"><text:soft-page-break/><text:span text:style-name="T10">очікуваний результат: </text:span><text:span text:style-name="T14">запропонує купити </text:span><text:span text:style-name="T10">VIP</text:span></text:p>
        </text:list-item>
        <text:list-item>
          <text:p text:style-name="P12"><text:span text:style-name="T14">ввести 25 символів з </text:span><text:span text:style-name="T10">VIP</text:span></text:p>
        </text:list-item>
      </text:list>
      <text:list text:continue-list="list4164415338" text:style-name="L3">
        <text:list-header>
          <text:p text:style-name="P11"><text:span text:style-name="T10">очікуваний результат: </text:span><text:span text:style-name="T14">хештег прикріпиться до фото</text:span></text:p>
        </text:list-header>
        <text:list-item>
          <text:p text:style-name="P11"><text:span text:style-name="T14">ввести 40 символів з </text:span><text:span text:style-name="T10">VIP</text:span></text:p>
          <text:p text:style-name="P16">очікуваний результат: з’явиться помилка</text:p>
        </text:list-item>
      </text:list>
      <text:p text:style-name="P3"><text:span text:style-name="T12"/></text:p>
      <text:p text:style-name="P8" loext:marker-style-name="T5"><text:span text:style-name="T12"/></text:p>
      <text:p text:style-name="P39" loext:marker-style-name="T5"><text:span text:style-name="T9"/></text:p>
      <text:p text:style-name="P42" loext:marker-style-name="T5"><text:span text:style-name="T16"/></text:p>
      <text:p text:style-name="P38" loext:marker-style-name="T5"><text:span text:style-name="T12"/></text:p>
      <text:p text:style-name="P38" loext:marker-style-name="T5"><text:span text:style-name="T12"/></text:p>
      <text:p text:style-name="P38" loext:marker-style-name="T5"/>
      <text:p text:style-name="P38" loext:marker-style-name="T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unito Sans" svg:font-family="'Nunito Sans'" style:font-family-generic="roman" style:font-pitch="variable"/>
    <style:font-face style:name="Nunito Sans1" svg:font-family="'Nunito Sans'" style:font-family-generic="system" style:font-pitch="variable"/>
    <style:font-face style:name="OpenSymbol" svg:font-family="OpenSymbol" style:font-charset="x-symbol"/>
    <style:font-face style:name="Rubik" svg:font-family="Rubik" style:font-family-generic="roman" style:font-pitch="variable"/>
    <style:font-face style:name="Rubik1" svg:font-family="Rubi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uk" fo:country="UA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uk" fo:country="UA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line-height="115%"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as-char" svg:width="3.268cm" svg:height="1.323cm" draw:z-index="3"><draw:image xlink:href="Pictures/1000000100000640000002793D0B3CA25F153ECE.png" xlink:type="simple" xlink:show="embed" xlink:actuate="onLoad" draw:mime-type="image/png"/></draw:frame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8T11:26:02.646000000</dc:date>
    <meta:editing-duration>PT2H54M55S</meta:editing-duration>
    <meta:editing-cycles>2</meta:editing-cycles>
    <meta:generator>EasyOffice/7.6.2.1.0$Windows_X86_64 LibreOffice_project/0bc4d647150f05f02b71ccb5539a4012b57f1faf</meta:generator>
    <meta:document-statistic meta:table-count="2" meta:image-count="1" meta:object-count="0" meta:page-count="4" meta:paragraph-count="95" meta:word-count="689" meta:character-count="4468" meta:non-whitespace-character-count="3907"/>
  </office:meta>
</office:document-meta>
</file>